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top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33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5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60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6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71" style:family="table-cell" style:parent-style-name="Default" style:data-style-name="N0">
      <style:table-cell-properties fo:border="thin solid #000000" fo:background-color="#FFFFFF"/>
    </style:style>
    <style:style style:name="ce72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3" style:family="table-cell" style:parent-style-name="Default" style:data-style-name="N0">
      <style:table-cell-properties fo:background-color="#FFFFFF"/>
    </style:style>
    <style:style style:name="ce74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7" style:family="table-cell" style:parent-style-name="Excel_32_Built-in_32_Comma" style:data-style-name="N39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70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71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70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2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70">
            <text:p>Cuentas por Pagar a Partes Relacionada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1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70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71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70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1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73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4">
            <text:p>Código</text:p>
          </table:table-cell>
          <table:table-cell office:value-type="string" table:number-columns-spanned="1" table:number-rows-spanned="2" table:style-name="ce75">
            <text:p>Cuenta</text:p>
          </table:table-cell>
          <table:table-cell office:value-type="string" table:number-columns-spanned="1" table:number-rows-spanned="2" table:style-name="ce75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6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4">
            <text:p>Código</text:p>
          </table:table-cell>
          <table:table-cell office:value-type="string" table:number-columns-spanned="1" table:number-rows-spanned="2" table:style-name="ce75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7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1">
            <text:p>Cuentas por Pagar a Corto Plazo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office:value-type="string" table:style-name="ce21">
            <text:p>Cuentas por Pagar a Corto Plazo</text:p>
          </table:table-cell>
          <table:table-cell table:style-name="ce2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TEL001<text:s/></text:p>
          </table:table-cell>
          <table:table-cell office:value-type="string" table:style-name="ce29">
            <text:p>Telconet S.A.</text:p>
          </table:table-cell>
          <table:table-cell table:style-name="ce30"/>
          <table:table-cell office:value-type="float" office:value="54503.09" table:style-name="ce25">
            <text:p>54.503</text:p>
          </table:table-cell>
          <table:table-cell office:value-type="float" office:value="82527.839999999997" table:style-name="ce24">
            <text:p>82.528</text:p>
          </table:table-cell>
          <table:table-cell office:value-type="float" office:value="28024.75" table:style-name="ce25">
            <text:p>28.025</text:p>
          </table:table-cell>
          <table:table-cell office:value-type="float" office:value="0" table:formula="of:=[.D11]-[.E11]+[.F11]" table:style-name="ce26">
            <text:p>0</text:p>
          </table:table-cell>
          <table:table-cell office:value-type="string" table:style-name="ce20">
            <text:p>TEL001<text:s/></text:p>
          </table:table-cell>
          <table:table-cell office:value-type="string" table:style-name="ce29">
            <text:p>Telconet S.A.</text:p>
          </table:table-cell>
          <table:table-cell office:value-type="float" office:value="257461.78" table:style-name="ce25">
            <text:p>257.462</text:p>
          </table:table-cell>
          <table:table-cell office:value-type="float" office:value="-257461.78" table:formula="of:=+[.G11]-[.J11]" table:style-name="ce28">
            <text:p>-257.462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TEL001<text:s/></text:p>
          </table:table-cell>
          <table:table-cell office:value-type="string" table:style-name="ce31">
            <text:p>Telconet S.A. Doc. por Pagar</text:p>
          </table:table-cell>
          <table:table-cell table:style-name="ce30"/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2]-[.E12]+[.F12]" table:style-name="ce26">
            <text:p>0</text:p>
          </table:table-cell>
          <table:table-cell office:value-type="string" table:style-name="ce20">
            <text:p>TEL001<text:s/></text:p>
          </table:table-cell>
          <table:table-cell office:value-type="string" table:style-name="ce31">
            <text:p>Telconet S.A. Doc. por Pagar</text:p>
          </table:table-cell>
          <table:table-cell office:value-type="float" office:value="658889.4" table:style-name="ce25">
            <text:p>658.889</text:p>
          </table:table-cell>
          <table:table-cell office:value-type="float" office:value="-658889.4" table:formula="of:=+[.G12]-[.J12]" table:style-name="ce28">
            <text:p>-658.88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2"/>
          <table:table-cell table:number-columns-repeated="2"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32"/>
          <table:table-cell table:style-name="ce33"/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4"/>
          <table:table-cell table:number-columns-repeated="2" table:style-name="ce35"/>
          <table:table-cell table:number-columns-repeated="3" table:style-name="ce36"/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42"/>
          <table:table-cell office:value-type="string" table:style-name="ce43">
            <text:p>Total</text:p>
          </table:table-cell>
          <table:table-cell table:style-name="ce43"/>
          <table:table-cell office:value-type="float" office:value="54503.09" table:formula="of:=SUM([.D9:.D14])" table:style-name="ce44">
            <text:p>54.503</text:p>
          </table:table-cell>
          <table:table-cell office:value-type="float" office:value="82527.839999999997" table:formula="of:=SUM([.E9:.E14])" table:style-name="ce44">
            <text:p>82.528</text:p>
          </table:table-cell>
          <table:table-cell office:value-type="float" office:value="28024.75" table:formula="of:=SUM([.F9:.F14])" table:style-name="ce44">
            <text:p>28.025</text:p>
          </table:table-cell>
          <table:table-cell office:value-type="float" office:value="0" table:formula="of:=SUM([.G9:.G14])" table:style-name="ce44">
            <text:p>0</text:p>
          </table:table-cell>
          <table:table-cell table:number-columns-repeated="2" table:style-name="ce45"/>
          <table:table-cell office:value-type="float" office:value="916351.18" table:formula="of:=SUM([.J9:.J14])" table:style-name="ce44">
            <text:p>916.351</text:p>
          </table:table-cell>
          <table:table-cell office:value-type="float" office:value="-257461.78" table:formula="of:=SUM([.K9:.K11])" table:style-name="ce46">
            <text:p>-257.462</text:p>
          </table:table-cell>
          <table:table-cell table:style-name="ce47"/>
          <table:table-cell table:number-columns-repeated="16372" table:style-name="ce48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49"/>
          <table:table-cell office:value-type="string" table:style-name="ce50">
            <text:p>Saldo al</text:p>
          </table:table-cell>
          <table:table-cell office:value-type="string" table:style-name="ce51">
            <text:p>Saldo al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2">
            <text:p>Nota a los estados financieros:</text:p>
          </table:table-cell>
          <table:table-cell table:style-name="ce52"/>
          <table:table-cell office:value-type="date" office:date-value="2021-12-31T00:00:00" table:style-name="ce53">
            <text:p>31/12/2021</text:p>
          </table:table-cell>
          <table:table-cell office:value-type="date" office:date-value="2020-12-31T00:00:00" table:style-name="ce54">
            <text:p>31/12/2020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55"/>
          <table:table-cell table:style-name="ce56"/>
          <table:table-cell table:style-name="ce57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8">
            <text:p>Cuentas por Pagar, Relacionadas</text:p>
          </table:table-cell>
          <table:table-cell table:style-name="ce58"/>
          <table:table-cell table:number-columns-repeated="2" table:style-name="ce59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60">
            <text:p>Telconet S.A.</text:p>
          </table:table-cell>
          <table:table-cell table:style-name="ce58"/>
          <table:table-cell office:value-type="float" office:value="0" table:formula="of:=[.G15]" table:style-name="ce59">
            <text:p>0</text:p>
          </table:table-cell>
          <table:table-cell office:value-type="float" office:value="916351.18" table:formula="of:=[.J15]" table:style-name="ce59">
            <text:p>916.351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58"/>
          <table:table-cell table:number-columns-repeated="2" table:style-name="ce61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62">
            <text:p>Total</text:p>
          </table:table-cell>
          <table:table-cell table:style-name="ce63"/>
          <table:table-cell office:value-type="float" office:value="0" table:formula="of:=+SUM([.D20:.D22])" table:style-name="ce44">
            <text:p>0</text:p>
          </table:table-cell>
          <table:table-cell office:value-type="float" office:value="916351.18" table:formula="of:=+SUM([.E20:.E22])" table:style-name="ce44">
            <text:p>916.351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office:value-type="string" table:style-name="ce64">
            <text:p>Fuente:</text:p>
          </table:table-cell>
          <table:table-cell table:number-columns-repeated="9" table:style-name="ce6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style-name="ro1">
          <table:table-cell table:style-name="ce67"/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style-name="ro1">
          <table:table-cell office:value-type="string" table:style-name="ce69">
            <text:p>Trabajo realizado:</text:p>
          </table:table-cell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7"/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style-name="ro1">
          <table:table-cell office:value-type="string" table:style-name="ce69">
            <text:p>Conclusiones:</text:p>
          </table:table-cell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8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3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/</number:text>
      <number:month number:style="long"/>
      <number:text>/</number:text>
      <number:year number:style="long"/>
    </number:date-style>
    <number:percentage-style style:name="N38">
      <number:number number:decimal-places="2" number:min-decimal-places="2" number:min-integer-digits="1"/>
      <number:text> %</number:text>
    </number:percentage-style>
    <number:number-style style:name="N39P0">
      <number:number number:decimal-places="2" number:min-decimal-places="2" number:min-integer-digits="1" number:grouping="true"/>
      <number:text> </number:text>
    </number:number-style>
    <number:number-style style:name="N39P1">
      <number:text>(</number:text>
      <number:number number:decimal-places="2" number:min-decimal-places="2" number:min-integer-digits="1" number:grouping="true"/>
      <number:text>)</number:text>
    </number:number-style>
    <number:number-style style:name="N39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-</number:text>
      <number:month number:textual="true"/>
      <number:text>-</number:text>
      <number:year/>
    </number:date-style>
    <number:number-style style:name="N41P0">
      <number:text> </number:text>
      <number:number number:decimal-places="2" number:min-decimal-places="2" number:min-integer-digits="1" number:grouping="true"/>
      <number:text> </number:text>
    </number:number-style>
    <number:number-style style:name="N41P1">
      <number:text>-</number:text>
      <number:number number:decimal-places="2" number:min-decimal-places="2" number:min-integer-digits="1" number:grouping="true"/>
      <number:text> </number:text>
    </number:number-style>
    <number:number-style style:name="N41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ara Macias</meta:initial-creator>
    <dc:creator>Carlos Almeida</dc:creator>
    <meta:creation-date>2020-10-19T12:23:50Z</meta:creation-date>
    <dc:date>2022-04-14T14:49:59Z</dc:date>
    <meta:editing-cycles>7</meta:editing-cycles>
    <meta:editing-duration>PT3721S</meta:editing-duration>
  </office:meta>
</office:document-meta>
</file>